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334e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TAF LICENCE : SEMAINE 2(08 au 12Avril 2024)<text:tab/></text:p>
      <text:p text:style-name="P1"/>
      <text:p text:style-name="P1"><text:tab/><text:tab/>1- Ajout d’un champ etat dans la table produit qui ne pourra prendre que les</text:p>
      <text:p text:style-name="Standard">valeurs active ou supprimer. Ce champ va vous aider lors de implémentation</text:p>
      <text:p text:style-name="Standard">de la suppression : </text:p>
      <text:p text:style-name="Standard"/>
      <text:p text:style-name="Standard">ALTER TABLE produit</text:p>
      <text:p text:style-name="Standard">ADD COLUMN etat ENUM('active', 'supprimer') NOT NULL DEFAULT 'active' AFTER dateModif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8T13:23:18.021580799</meta:creation-date>
    <meta:generator>LibreOffice/7.3.7.2$Linux_X86_64 LibreOffice_project/30$Build-2</meta:generator>
    <dc:date>2024-04-08T13:55:25.000717724</dc:date>
    <meta:editing-duration>PT21M55S</meta:editing-duration>
    <meta:editing-cycles>5</meta:editing-cycles>
    <meta:document-statistic meta:table-count="0" meta:image-count="0" meta:object-count="0" meta:page-count="1" meta:paragraph-count="6" meta:word-count="53" meta:character-count="324" meta:non-whitespace-character-count="270"/>
  </office:meta>
</office:document-meta>
</file>